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93in" style:rel-column-width="30165*"/>
    </style:style>
    <style:style style:name="Table4.B" style:family="table-column">
      <style:table-column-properties style:column-width="3.5174in" style:rel-column-width="35370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8*"/>
    </style:style>
    <style:style style:name="Table1.B" style:family="table-column">
      <style:table-column-properties style:column-width="2.6986in" style:rel-column-width="27079*"/>
    </style:style>
    <style:style style:name="Table1.C" style:family="table-column">
      <style:table-column-properties style:column-width="0.8542in" style:rel-column-width="8573*"/>
    </style:style>
    <style:style style:name="Table1.D" style:family="table-column">
      <style:table-column-properties style:column-width="2.1132in" style:rel-column-width="2120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1979in" fo:margin-left="0.1188in" fo:margin-right="0.3757in" table:align="margins"/>
    </style:style>
    <style:style style:name="Table3.A" style:family="table-column">
      <style:table-column-properties style:column-width="1.416in" style:rel-column-width="14975*"/>
    </style:style>
    <style:style style:name="Table3.B" style:family="table-column">
      <style:table-column-properties style:column-width="2.6271in" style:rel-column-width="27776*"/>
    </style:style>
    <style:style style:name="Table3.C" style:family="table-column">
      <style:table-column-properties style:column-width="2.1549in" style:rel-column-width="22784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4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language-asian="zh" style:country-asian="TW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TW"/>
    </style:style>
    <style:style style:name="T8" style:family="text">
      <style:text-properties style:font-name="CourierNewPSMT" fo:font-size="9pt" style:font-name-asian="CourierNewPSMT" style:font-size-asian="9pt" style:font-name-complex="CourierNewPSMT" style:font-size-complex="9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Paging</text:h>
      <text:p text:style-name="Text_20_body_20_indent">A <text:span text:style-name="Source_20_Text">paging</text:span> component<text:span text:style-name="T7"> is used to separate long content into multiple pages. For example, assume that you have 100 items and prefer to show 20 items at a time, then you can use the paging components as follows.</text:span></text:p>
      <text:p text:style-name="Text_20_body_20_indent"><text:span text:style-name="T7">Then, when a user clicks on the hyperlinks, the </text:span><text:span text:style-name="Source_20_Text"><text:span text:style-name="T7">onPaging </text:span></text:span><text:span text:style-name="T7">event is sent with an instance of </text:span><text:span text:style-name="Source_20_Text"><text:span text:style-name="T7">org.zkoss.zul.event.PagingEvent</text:span></text:span><text:span text:style-name="T7"> to the paging component. To decide which portion of your 100 items are visible, you shall add a listener to the paging component.</text:span></text:p>
      <text:p text:style-name="Text_20_body_20_indent"><draw:frame draw:style-name="fr1" draw:name="graphics1" text:anchor-type="paragraph" svg:width="0.8646in" svg:height="0.198in" draw:z-index="0"><draw:image xlink:href="../images/paging.png" xlink:type="simple" xlink:show="embed" xlink:actuate="onLoad" draw:filter-name="&lt;All formats&gt;"/></draw:frame></text:p>
      <text:p text:style-name="Code_20_Indent_20_2"><text:span text:style-name="Source_20_Text">&lt;vbox&gt;</text:span></text:p>
      <text:p text:style-name="Code_20_Indent_20_2"><text:span text:style-name="Source_20_Text"><text:tab/></text:span><text:span text:style-name="Source_20_Text"><text:span text:style-name="T8">&lt;paging totalSize="100" pageSize="20"/&gt;</text:span></text:span></text:p>
      <text:p text:style-name="Code_20_Indent_20_2"><text:span text:style-name="Source_20_Text">&lt;/vbox&gt;</text:span></text:p>
      <text:p text:style-name="Text_20_body_20_indent"/>
      <text:p text:style-name="Text_20_body_20_indent"><text:span text:style-name="T7">The </text:span><text:span text:style-name="Source_20_Text"><text:span text:style-name="T7">listbox </text:span></text:span><text:span text:style-name="T7">and </text:span><text:span text:style-name="Source_20_Text"><text:span text:style-name="T7">grid </text:span></text:span><text:span text:style-name="T7">component support the paging intrinsically, so you don't need to specify a paging component explicitly as above, unless you want to have different visual layout or to control multiple listbox and grid with one paging component.</text:span></text:p>
      <text:h text:style-name="P1" text:outline-level="4">Class Name</text:h>
      <text:p text:style-name="P13"><text:span text:style-name="Source_20_Text"><text:span text:style-name="T1">org.zkoss.zul.Paging</text:span></text:span></text:p>
      <text:h text:style-name="P2" text:outline-level="4">Supported Child Components</text:h>
      <text:p text:style-name="P4"><text:span text:style-name="T2">*NONE</text:span> </text:p>
      <text:h text:style-name="P2" text:outline-level="4">Supported Events</text:h>
      <text:p text:style-name="Text_20_body_20_indent_20_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Paging</text:span></text:p>
          </table:table-cell>
          <table:table-cell table:style-name="Table4.B2" office:value-type="string">
            <text:p text:style-name="P8"><text:a xlink:type="simple" xlink:href="../PagingEvent.xml"><text:span text:style-name="Source_20_Text"><text:span text:style-name="T4">org.zkoss.zk.ui.event.PagingEvent</text:span></text:span></text:a></text:p>
            <text:p text:style-name="P8"><text:span text:style-name="Source_20_Text"><text:span text:style-name="T6">Description:</text:span></text:span><text:span text:style-name="Source_20_Text"><text:span text:style-name="T4"> </text:span></text:span><text:span text:style-name="Source_20_Text"><text:span text:style-name="T5">Notifies one of the pages of a multi-page component is selected by the user.</text:span></text:span></text:p>
          </table:table-cell>
        </table:table-row>
      </table:table>
      <text:h text:style-name="P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4">activePage</text:span></text:span></text:p>
          </table:table-cell>
          <table:table-cell table:style-name="Table1.A2" office:value-type="string">
            <text:p text:style-name="P11">Sets the active page (starting from 0)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<text:span text:style-name="T3">0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aut</text:span><text:span text:style-name="Source_20_Text"><text:span text:style-name="T7">ohide</text:span></text:span></text:p>
          </table:table-cell>
          <table:table-cell table:style-name="Table1.A2" office:value-type="string">
            <text:p text:style-name="P11">Sets whether to automatically hide this component if there is only one page available.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<text:span text:style-name="T3">false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det</text:span><text:span text:style-name="Source_20_Text"><text:span text:style-name="T7">ailed</text:span></text:span></text:p>
          </table:table-cell>
          <table:table-cell table:style-name="Table1.A2" office:value-type="string">
            <text:p text:style-name="P11"><text:span text:style-name="T2">Sets whether to show the detailed info, such as </text:span><text:span text:style-name="Source_20_Text"><text:span text:style-name="T2">Paginal.getTotalSize()</text:span></text:span><text:span text:style-name="T2">.</text:span>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0"><text:span text:style-name="Source_20_Text">pageIncrement</text:span></text:p>
          </table:table-cell>
          <table:table-cell table:style-name="Table1.A2" office:value-type="string">
            <text:p text:style-name="P11">Sets the number of page anchors shall appear at the client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10</text:span></text:p>
          </table:table-cell>
        </table:table-row>
        <table:table-row>
          <table:table-cell table:style-name="Table1.A2" office:value-type="string">
            <text:p text:style-name="P10"><text:span text:style-name="Source_20_Text">pageSize</text:span></text:p>
          </table:table-cell>
          <table:table-cell table:style-name="Table1.A2" office:value-type="string">
            <text:p text:style-name="P11">Sets the number of items per page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20</text:span></text:p>
          </table:table-cell>
        </table:table-row>
        <table:table-row>
          <table:table-cell table:style-name="Table1.A2" office:value-type="string">
            <text:p text:style-name="P10"><text:span text:style-name="Source_20_Text">totalSize</text:span></text:p>
          </table:table-cell>
          <table:table-cell table:style-name="Table1.A2" office:value-type="string">
            <text:p text:style-name="P11"><text:span text:style-name="T7">Sets the total number of items.</text:span>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0</text:span></text:p>
          </table:table-cell>
        </table:table-row>
      </table:table>
      <text:p text:style-name="P12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PageCount</text:span></text:p>
          </table:table-cell>
          <table:table-cell table:style-name="Table3.A2" office:value-type="string">
            <text:p text:style-name="Table_20_Contents">Returns the number of pages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Tags</text:span></text:p>
          </table:table-cell>
          <table:table-cell table:style-name="Table3.A2" office:value-type="string">
            <text:p text:style-name="Table_20_Contents">Returns the inner HTML tags of this component.</text:p>
          </table:table-cell>
          <table:table-cell table:style-name="Table3.C2" office:value-type="string">
            <text:p text:style-name="Table_20_Contents"><text:span text:style-name="Source_20_Text">String</text:span></text:p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1-05T16:29:52</dc:date>
    <meta:print-date>2007-09-03T09:33:50</meta:print-date>
    <dc:language>en-US</dc:language>
    <meta:editing-cycles>118</meta:editing-cycles>
    <meta:editing-duration>PT13H34M3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1" meta:word-count="267" meta:character-count="1727"/>
  </office:meta>
</office:document-meta>
</file>